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7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666666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25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31" style:family="table-cell" style:parent-style-name="Default" style:data-style-name="N113">
      <style:text-properties fo:color="#666666"/>
    </style:style>
    <style:style style:name="ce30" style:family="table-cell" style:parent-style-name="Default" style:data-style-name="N113">
      <style:text-properties fo:color="#808080" fo:font-weight="bold" style:font-weight-asian="bold" style:font-weight-complex="bold"/>
    </style:style>
    <style:style style:name="ce18" style:family="table-cell" style:parent-style-name="Default" style:data-style-name="N113"/>
    <style:style style:name="ce34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38" style:family="table-cell" style:parent-style-name="Default" style:data-style-name="N3">
      <style:text-properties fo:color="#666666"/>
    </style:style>
    <style:style style:name="ce24" style:family="table-cell" style:parent-style-name="Default" style:data-style-name="N3"/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53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59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5" office:value-type="string" calcext:value-type="string">
            <text:p>買値</text:p>
          </table:table-cell>
          <table:table-cell table:style-name="ce25" office:value-type="string" calcext:value-type="string">
            <text:p>売値</text:p>
          </table:table-cell>
          <table:table-cell table:style-name="ce34" office:value-type="string" calcext:value-type="string">
            <text:p>損益</text:p>
          </table:table-cell>
          <table:table-cell table:style-name="ce39" office:value-type="string" calcext:value-type="string">
            <text:p>買</text:p>
          </table:table-cell>
          <table:table-cell table:style-name="ce39" office:value-type="string" calcext:value-type="string">
            <text:p>売</text:p>
          </table:table-cell>
          <table:table-cell table:style-name="ce39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344.4" calcext:value-type="float">
            <text:p>26,344.4</text:p>
          </table:table-cell>
          <table:table-cell table:style-name="ce31" office:value-type="float" office:value="26460" calcext:value-type="float">
            <text:p>26,460.0</text:p>
          </table:table-cell>
          <table:table-cell table:style-name="ce38" table:formula="of:=[.D109]*([.F109]-[.E109])" office:value-type="float" office:value="11559.9999999999" calcext:value-type="float">
            <text:p>11,560</text:p>
          </table:table-cell>
          <table:table-cell table:style-name="ce43" office:value-type="string" calcext:value-type="string">
            <text:p>○</text:p>
          </table:table-cell>
          <table:table-cell table:style-name="ce12"/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378.1" calcext:value-type="float">
            <text:p>26,378.1</text:p>
          </table:table-cell>
          <table:table-cell table:style-name="ce38" table:formula="of:=[.D110]*([.F110]-[.E110])" office:value-type="float" office:value="-24690.0000000001" calcext:value-type="float">
            <text:p>-24,69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475" calcext:value-type="float">
            <text:p>26,475.0</text:p>
          </table:table-cell>
          <table:table-cell table:style-name="ce31" office:value-type="float" office:value="26575.8" calcext:value-type="float">
            <text:p>26,575.8</text:p>
          </table:table-cell>
          <table:table-cell table:style-name="ce38" table:formula="of:=[.D111]*([.F111]-[.E111])" office:value-type="float" office:value="10079.9999999999" calcext:value-type="float">
            <text:p>10,08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20" calcext:value-type="float">
            <text:p>26,520.0</text:p>
          </table:table-cell>
          <table:table-cell table:style-name="ce38" table:formula="of:=[.D112]*([.F112]-[.E112])" office:value-type="float" office:value="-10500" calcext:value-type="float">
            <text:p>-10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55.6" calcext:value-type="float">
            <text:p>26,555.6</text:p>
          </table:table-cell>
          <table:table-cell table:style-name="ce38" table:formula="of:=[.D113]*([.F113]-[.E113])" office:value-type="float" office:value="-6940.00000000015" calcext:value-type="float">
            <text:p>-6,94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600" calcext:value-type="float">
            <text:p>26,600.0</text:p>
          </table:table-cell>
          <table:table-cell table:style-name="ce38" table:formula="of:=[.D114]*([.F114]-[.E114])" office:value-type="float" office:value="-2500" calcext:value-type="float">
            <text:p>-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00" calcext:value-type="float">
            <text:p>26,700.0</text:p>
          </table:table-cell>
          <table:table-cell table:style-name="ce38" table:formula="of:=[.D115]*([.F115]-[.E115])" office:value-type="float" office:value="7500" calcext:value-type="float">
            <text:p>7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50" calcext:value-type="float">
            <text:p>26,750.0</text:p>
          </table:table-cell>
          <table:table-cell table:style-name="ce38" table:formula="of:=[.D116]*([.F116]-[.E116])" office:value-type="float" office:value="12500" calcext:value-type="float">
            <text:p>1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585" calcext:value-type="float">
            <text:p>27,585.0</text:p>
          </table:table-cell>
          <table:table-cell table:style-name="ce60" office:value-type="float" office:value="27685" calcext:value-type="float">
            <text:p>27,685.0</text:p>
          </table:table-cell>
          <table:table-cell table:style-name="ce65" table:formula="of:=[.D117]*([.F117]-[.E117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24.4" calcext:value-type="float">
            <text:p>27,624.4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18]*([.F118]-[.E118])" office:value-type="float" office:value="10059.9999999999" calcext:value-type="float">
            <text:p>10,0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44.2" calcext:value-type="float">
            <text:p>27,644.2</text:p>
          </table:table-cell>
          <table:table-cell table:style-name="ce60" office:value-type="float" office:value="27650" calcext:value-type="float">
            <text:p>27,650.0</text:p>
          </table:table-cell>
          <table:table-cell table:style-name="ce65" table:formula="of:=[.D119]*([.F119]-[.E119])" office:value-type="float" office:value="579.999999999927" calcext:value-type="float">
            <text:p>5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5" calcext:value-type="float">
            <text:p>27,734.5</text:p>
          </table:table-cell>
          <table:table-cell table:style-name="ce60" office:value-type="float" office:value="27785" calcext:value-type="float">
            <text:p>27,785.0</text:p>
          </table:table-cell>
          <table:table-cell table:style-name="ce65" table:formula="of:=[.D120]*([.F120]-[.E120])" office:value-type="float" office:value="5050" calcext:value-type="float">
            <text:p>5,0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29.1" calcext:value-type="float">
            <text:p>27,829.1</text:p>
          </table:table-cell>
          <table:table-cell table:style-name="ce60" office:value-type="float" office:value="27880" calcext:value-type="float">
            <text:p>27,880.0</text:p>
          </table:table-cell>
          <table:table-cell table:style-name="ce65" table:formula="of:=[.D121]*([.F121]-[.E121])" office:value-type="float" office:value="5090.00000000015" calcext:value-type="float">
            <text:p>5,0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35" calcext:value-type="float">
            <text:p>27,935.0</text:p>
          </table:table-cell>
          <table:table-cell table:style-name="ce60" office:value-type="float" office:value="27965" calcext:value-type="float">
            <text:p>27,965.0</text:p>
          </table:table-cell>
          <table:table-cell table:style-name="ce65" table:formula="of:=[.D122]*([.F122]-[.E122])" office:value-type="float" office:value="3000" calcext:value-type="float">
            <text:p>3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4.4" calcext:value-type="float">
            <text:p>28,004.4</text:p>
          </table:table-cell>
          <table:table-cell table:style-name="ce60" office:value-type="float" office:value="28010" calcext:value-type="float">
            <text:p>28,010.0</text:p>
          </table:table-cell>
          <table:table-cell table:style-name="ce65" table:formula="of:=[.D123]*([.F123]-[.E123])" office:value-type="float" office:value="559.999999999855" calcext:value-type="float">
            <text:p>5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50" calcext:value-type="float">
            <text:p>28,050.0</text:p>
          </table:table-cell>
          <table:table-cell table:style-name="ce60" office:value-type="float" office:value="28070.6" calcext:value-type="float">
            <text:p>28,070.6</text:p>
          </table:table-cell>
          <table:table-cell table:style-name="ce65" table:formula="of:=[.D124]*([.F124]-[.E124])" office:value-type="float" office:value="2059.99999999985" calcext:value-type="float">
            <text:p>2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0.9" calcext:value-type="float">
            <text:p>28,000.9</text:p>
          </table:table-cell>
          <table:table-cell table:style-name="ce65" table:formula="of:=[.D125]*([.F125]-[.E125])" office:value-type="float" office:value="2090.00000000015" calcext:value-type="float">
            <text:p>2,0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0" office:value-type="float" office:value="28000.3" calcext:value-type="float">
            <text:p>28,000.3</text:p>
          </table:table-cell>
          <table:table-cell table:style-name="ce65" table:formula="of:=[.D126]*([.F126]-[.E126])" office:value-type="float" office:value="29.9999999999272" calcext:value-type="float">
            <text:p>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24.8" calcext:value-type="float">
            <text:p>28,024.8</text:p>
          </table:table-cell>
          <table:table-cell table:style-name="ce60" office:value-type="float" office:value="28030" calcext:value-type="float">
            <text:p>28,030.0</text:p>
          </table:table-cell>
          <table:table-cell table:style-name="ce65" table:formula="of:=[.D127]*([.F127]-[.E127])" office:value-type="float" office:value="520.000000000073" calcext:value-type="float">
            <text:p>52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1.9" calcext:value-type="float">
            <text:p>28,001.9</text:p>
          </table:table-cell>
          <table:table-cell table:style-name="ce65" table:formula="of:=[.D128]*([.F128]-[.E128])" office:value-type="float" office:value="2190.00000000015" calcext:value-type="float">
            <text:p>2,1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4.7" calcext:value-type="float">
            <text:p>27,904.7</text:p>
          </table:table-cell>
          <table:table-cell table:style-name="ce60" office:value-type="float" office:value="27775" calcext:value-type="float">
            <text:p>27,775.0</text:p>
          </table:table-cell>
          <table:table-cell table:style-name="ce65" table:formula="of:=[.D129]*([.F129]-[.E129])" office:value-type="float" office:value="-12970.0000000001" calcext:value-type="float">
            <text:p>-12,9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6" calcext:value-type="float">
            <text:p>27,734.6</text:p>
          </table:table-cell>
          <table:table-cell table:style-name="ce60" office:value-type="float" office:value="27760" calcext:value-type="float">
            <text:p>27,760.0</text:p>
          </table:table-cell>
          <table:table-cell table:style-name="ce65" table:formula="of:=[.D130]*([.F130]-[.E130])" office:value-type="float" office:value="2540.00000000015" calcext:value-type="float">
            <text:p>2,5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94.8" calcext:value-type="float">
            <text:p>27,694.8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31]*([.F131]-[.E131])" office:value-type="float" office:value="3020.00000000007" calcext:value-type="float">
            <text:p>3,02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99.7" calcext:value-type="float">
            <text:p>27,799.7</text:p>
          </table:table-cell>
          <table:table-cell table:style-name="ce60" office:value-type="float" office:value="27820" calcext:value-type="float">
            <text:p>27,820.0</text:p>
          </table:table-cell>
          <table:table-cell table:style-name="ce65" table:formula="of:=[.D132]*([.F132]-[.E132])" office:value-type="float" office:value="2029.99999999993" calcext:value-type="float">
            <text:p>2,03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48.2" calcext:value-type="float">
            <text:p>27,848.2</text:p>
          </table:table-cell>
          <table:table-cell table:style-name="ce60" office:value-type="float" office:value="27900" calcext:value-type="float">
            <text:p>27,900.0</text:p>
          </table:table-cell>
          <table:table-cell table:style-name="ce65" table:formula="of:=[.D133]*([.F133]-[.E133])" office:value-type="float" office:value="5179.99999999993" calcext:value-type="float">
            <text:p>5,18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3.3" calcext:value-type="float">
            <text:p>27,903.3</text:p>
          </table:table-cell>
          <table:table-cell table:style-name="ce60" office:value-type="float" office:value="27905" calcext:value-type="float">
            <text:p>27,905.0</text:p>
          </table:table-cell>
          <table:table-cell table:style-name="ce65" table:formula="of:=[.D134]*([.F134]-[.E134])" office:value-type="float" office:value="170.000000000073" calcext:value-type="float">
            <text:p>17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5]*([.F135]-[.E135])" office:value-type="float" office:value="2679.99999999993" calcext:value-type="float">
            <text:p>2,68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6]*([.F136]-[.E136])" office:value-type="float" office:value="2679.99999999993" calcext:value-type="float">
            <text:p>2,6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0" calcext:value-type="float">
            <text:p>27,940.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5" table:formula="of:=[.D137]*([.F137]-[.E137])" office:value-type="float" office:value="6000" calcext:value-type="float">
            <text:p>6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900" calcext:value-type="float">
            <text:p>28,900.0</text:p>
          </table:table-cell>
          <table:table-cell table:style-name="ce60" office:value-type="float" office:value="28920" calcext:value-type="float">
            <text:p>28,920.0</text:p>
          </table:table-cell>
          <table:table-cell table:style-name="ce65" table:formula="of:=[.D138]*([.F138]-[.E138])" office:value-type="float" office:value="2000" calcext:value-type="float">
            <text:p>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800" calcext:value-type="float">
            <text:p>28,800.0</text:p>
          </table:table-cell>
          <table:table-cell table:style-name="ce60" office:value-type="float" office:value="28780" calcext:value-type="float">
            <text:p>28,780.0</text:p>
          </table:table-cell>
          <table:table-cell table:style-name="ce65" table:formula="of:=[.D139]*([.F139]-[.E139])" office:value-type="float" office:value="-2000" calcext:value-type="float">
            <text:p>-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120" calcext:value-type="float">
            <text:p>14,120.0</text:p>
          </table:table-cell>
          <table:table-cell table:style-name="ce65" table:formula="of:=[.D140]*([.F140]-[.E140])" office:value-type="float" office:value="-18000" calcext:value-type="float">
            <text:p>-18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5" table:formula="of:=[.D141]*([.F141]-[.E141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93" calcext:value-type="float">
            <text:p>14,293.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5" table:formula="of:=[.D142]*([.F142]-[.E142])" office:value-type="float" office:value="700" calcext:value-type="float">
            <text:p>7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0" office:value-type="float" office:value="14314" calcext:value-type="float">
            <text:p>14,314.0</text:p>
          </table:table-cell>
          <table:table-cell table:style-name="ce65" table:formula="of:=[.D143]*([.F143]-[.E143])" office:value-type="float" office:value="400" calcext:value-type="float">
            <text:p>4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5" table:formula="of:=[.D144]*([.F144]-[.E144])" office:value-type="float" office:value="10500" calcext:value-type="float">
            <text:p>10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8" calcext:value-type="float">
            <text:p>14,418.0</text:p>
          </table:table-cell>
          <table:table-cell table:style-name="ce60" office:value-type="float" office:value="14580" calcext:value-type="float">
            <text:p>14,580.0</text:p>
          </table:table-cell>
          <table:table-cell table:style-name="ce65" table:formula="of:=[.D145]*([.F145]-[.E145])" office:value-type="float" office:value="16200" calcext:value-type="float">
            <text:p>16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6" calcext:value-type="float">
            <text:p>14,576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6]*([.F146]-[.E146])" office:value-type="float" office:value="4400" calcext:value-type="float">
            <text:p>4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4" calcext:value-type="float">
            <text:p>14,464.0</text:p>
          </table:table-cell>
          <table:table-cell table:style-name="ce60" office:value-type="float" office:value="14565" calcext:value-type="float">
            <text:p>14,565.0</text:p>
          </table:table-cell>
          <table:table-cell table:style-name="ce65" table:formula="of:=[.D147]*([.F147]-[.E147])" office:value-type="float" office:value="10100" calcext:value-type="float">
            <text:p>10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0" calcext:value-type="float">
            <text:p>14,45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8]*([.F148]-[.E148])" office:value-type="float" office:value="17000" calcext:value-type="float">
            <text:p>1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9]*([.F149]-[.E149])" office:value-type="float" office:value="22000" calcext:value-type="float">
            <text:p>2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530" calcext:value-type="float">
            <text:p>14,530.0</text:p>
          </table:table-cell>
          <table:table-cell table:style-name="ce65" table:formula="of:=[.D150]*([.F150]-[.E150])" office:value-type="float" office:value="3500" calcext:value-type="float">
            <text:p>3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1" calcext:value-type="float">
            <text:p>14,341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151]*([.F151]-[.E151])" office:value-type="float" office:value="15900" calcext:value-type="float">
            <text:p>1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51" calcext:value-type="float">
            <text:p>14,551.0</text:p>
          </table:table-cell>
          <table:table-cell table:style-name="ce65" table:formula="of:=[.D152]*([.F152]-[.E152])" office:value-type="float" office:value="5100" calcext:value-type="float">
            <text:p>5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0" calcext:value-type="float">
            <text:p>14,460.0</text:p>
          </table:table-cell>
          <table:table-cell table:style-name="ce60" office:value-type="float" office:value="14660" calcext:value-type="float">
            <text:p>14,660.0</text:p>
          </table:table-cell>
          <table:table-cell table:style-name="ce65" table:formula="of:=[.D153]*([.F153]-[.E153])" office:value-type="float" office:value="20000" calcext:value-type="float">
            <text:p>2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4]*([.F154]-[.E15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60" calcext:value-type="float">
            <text:p>14,760.0</text:p>
          </table:table-cell>
          <table:table-cell table:style-name="ce60" office:value-type="float" office:value="14691" calcext:value-type="float">
            <text:p>14,691.0</text:p>
          </table:table-cell>
          <table:table-cell table:style-name="ce65" table:formula="of:=[.D155]*([.F155]-[.E155])" office:value-type="float" office:value="-6900" calcext:value-type="float">
            <text:p>-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73" calcext:value-type="float">
            <text:p>14,773.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5" table:formula="of:=[.D156]*([.F156]-[.E156])" office:value-type="float" office:value="3700" calcext:value-type="float">
            <text:p>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7]*([.F157]-[.E157])" office:value-type="float" office:value="-15000" calcext:value-type="float">
            <text:p>-1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0" calcext:value-type="float">
            <text:p>14,83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8]*([.F158]-[.E158])" office:value-type="float" office:value="-13000" calcext:value-type="float">
            <text:p>-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9]*([.F159]-[.E159])" office:value-type="float" office:value="-10400" calcext:value-type="float">
            <text:p>-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85" calcext:value-type="float">
            <text:p>14,685.0</text:p>
          </table:table-cell>
          <table:table-cell table:style-name="ce60" office:value-type="float" office:value="14709" calcext:value-type="float">
            <text:p>14,709.0</text:p>
          </table:table-cell>
          <table:table-cell table:style-name="ce65" table:formula="of:=[.D160]*([.F160]-[.E160])" office:value-type="float" office:value="2400" calcext:value-type="float">
            <text:p>2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0" office:value-type="float" office:value="14655" calcext:value-type="float">
            <text:p>14,655.0</text:p>
          </table:table-cell>
          <table:table-cell table:style-name="ce65" table:formula="of:=[.D161]*([.F161]-[.E161])" office:value-type="float" office:value="3500" calcext:value-type="float">
            <text:p>3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720" calcext:value-type="float">
            <text:p>14,720.0</text:p>
          </table:table-cell>
          <table:table-cell table:style-name="ce65" table:formula="of:=[.D162]*([.F162]-[.E1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653" calcext:value-type="float">
            <text:p>14,653.0</text:p>
          </table:table-cell>
          <table:table-cell table:style-name="ce65" table:formula="of:=[.D163]*([.F163]-[.E163])" office:value-type="float" office:value="5300" calcext:value-type="float">
            <text:p>5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76.5" calcext:value-type="float">
            <text:p>14,576.5</text:p>
          </table:table-cell>
          <table:table-cell table:style-name="ce65" table:formula="of:=[.D164]*([.F164]-[.E164])" office:value-type="float" office:value="7650" calcext:value-type="float">
            <text:p>7,6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28" calcext:value-type="float">
            <text:p>14,528.0</text:p>
          </table:table-cell>
          <table:table-cell table:style-name="ce60" office:value-type="float" office:value="14430" calcext:value-type="float">
            <text:p>14,430.0</text:p>
          </table:table-cell>
          <table:table-cell table:style-name="ce65" table:formula="of:=[.D165]*([.F165]-[.E165])" office:value-type="float" office:value="-9800" calcext:value-type="float">
            <text:p>-9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0" calcext:value-type="float">
            <text:p>14,390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166]*([.F166]-[.E166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5" table:formula="of:=[.D167]*([.F167]-[.E167])" office:value-type="float" office:value="1500" calcext:value-type="float">
            <text:p>1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5" calcext:value-type="float">
            <text:p>14,505.0</text:p>
          </table:table-cell>
          <table:table-cell table:style-name="ce60" office:value-type="float" office:value="14468" calcext:value-type="float">
            <text:p>14,468.0</text:p>
          </table:table-cell>
          <table:table-cell table:style-name="ce65" table:formula="of:=[.D168]*([.F168]-[.E1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440" calcext:value-type="float">
            <text:p>14,440.0</text:p>
          </table:table-cell>
          <table:table-cell table:style-name="ce65" table:formula="of:=[.D169]*([.F169]-[.E16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16" calcext:value-type="float">
            <text:p>14,416.0</text:p>
          </table:table-cell>
          <table:table-cell table:style-name="ce65" table:formula="of:=[.D170]*([.F170]-[.E170])" office:value-type="float" office:value="-6400" calcext:value-type="float">
            <text:p>-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67" calcext:value-type="float">
            <text:p>14,467.0</text:p>
          </table:table-cell>
          <table:table-cell table:style-name="ce65" table:formula="of:=[.D171]*([.F171]-[.E171])" office:value-type="float" office:value="-1300" calcext:value-type="float">
            <text:p>-1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91" calcext:value-type="float">
            <text:p>14,491.0</text:p>
          </table:table-cell>
          <table:table-cell table:style-name="ce65" table:formula="of:=[.D172]*([.F172]-[.E172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525" calcext:value-type="float">
            <text:p>14,525.0</text:p>
          </table:table-cell>
          <table:table-cell table:style-name="ce65" table:formula="of:=[.D173]*([.F173]-[.E173])" office:value-type="float" office:value="4500" calcext:value-type="float">
            <text:p>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4]*([.F174]-[.E174])" office:value-type="float" office:value="3000" calcext:value-type="float">
            <text:p>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42.5" calcext:value-type="float">
            <text:p>14,642.5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5]*([.F175]-[.E175])" office:value-type="float" office:value="-4250" calcext:value-type="float">
            <text:p>-4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5" calcext:value-type="float">
            <text:p>14,625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6]*([.F176]-[.E176])" office:value-type="float" office:value="-2500" calcext:value-type="float">
            <text:p>-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17" calcext:value-type="float">
            <text:p>14,617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7]*([.F177]-[.E177])" office:value-type="float" office:value="-1700" calcext:value-type="float">
            <text:p>-1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99" calcext:value-type="float">
            <text:p>14,599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8]*([.F178]-[.E178])" office:value-type="float" office:value="100" calcext:value-type="float">
            <text:p>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5" calcext:value-type="float">
            <text:p>14,85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79]*([.F179]-[.E17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911" calcext:value-type="float">
            <text:p>14,91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0]*([.F180]-[.E180])" office:value-type="float" office:value="-11100" calcext:value-type="float">
            <text:p>-1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1]*([.F181]-[.E181])" office:value-type="float" office:value="-400" calcext:value-type="float">
            <text:p>-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1" calcext:value-type="float">
            <text:p>14,73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2]*([.F182]-[.E182])" office:value-type="float" office:value="6900" calcext:value-type="float">
            <text:p>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62" calcext:value-type="float">
            <text:p>14,662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3]*([.F183]-[.E183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1" calcext:value-type="float">
            <text:p>14,6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4]*([.F184]-[.E184])" office:value-type="float" office:value="19900" calcext:value-type="float">
            <text:p>1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5" table:formula="of:=[.D185]*([.F185]-[.E185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6]*([.F186]-[.E18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7]*([.F187]-[.E187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88" calcext:value-type="float">
            <text:p>14,788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8]*([.F188]-[.E188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89" calcext:value-type="float">
            <text:p>14,889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9]*([.F189]-[.E189])" office:value-type="float" office:value="-8900" calcext:value-type="float">
            <text:p>-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4" calcext:value-type="float">
            <text:p>14,83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0]*([.F190]-[.E190])" office:value-type="float" office:value="-3400" calcext:value-type="float">
            <text:p>-3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.5" calcext:value-type="float">
            <text:p>14,804.5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1]*([.F191]-[.E191])" office:value-type="float" office:value="-450" calcext:value-type="float">
            <text:p>-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41" calcext:value-type="float">
            <text:p>14,74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2]*([.F192]-[.E192])" office:value-type="float" office:value="5900" calcext:value-type="float">
            <text:p>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5" calcext:value-type="float">
            <text:p>14,73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3]*([.F193]-[.E193])" office:value-type="float" office:value="6500" calcext:value-type="float">
            <text:p>6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01" calcext:value-type="float">
            <text:p>14,7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4]*([.F194]-[.E194])" office:value-type="float" office:value="9900" calcext:value-type="float">
            <text:p>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0" office:value-type="float" office:value="14704" calcext:value-type="float">
            <text:p>14,704.0</text:p>
          </table:table-cell>
          <table:table-cell table:style-name="ce65" table:formula="of:=[.D195]*([.F195]-[.E195])" office:value-type="float" office:value="-10600" calcext:value-type="float">
            <text:p>-10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10" calcext:value-type="float">
            <text:p>14,810.0</text:p>
          </table:table-cell>
          <table:table-cell table:style-name="ce65" table:formula="of:=[.D196]*([.F196]-[.E19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391" calcext:value-type="float">
            <text:p>14,391.0</text:p>
          </table:table-cell>
          <table:table-cell table:style-name="ce30" office:value-type="float" office:value="14495" calcext:value-type="float">
            <text:p>14,495.0</text:p>
          </table:table-cell>
          <table:table-cell table:style-name="ce65" table:formula="of:=[.D197]*([.F197]-[.E197])" office:value-type="float" office:value="10400" calcext:value-type="float">
            <text:p>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5" calcext:value-type="float">
            <text:p>14,45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8]*([.F198]-[.E198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9]*([.F199]-[.E199])" office:value-type="float" office:value="-3800" calcext:value-type="float">
            <text:p>-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9" calcext:value-type="float">
            <text:p>14,42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0]*([.F200]-[.E20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8" calcext:value-type="float">
            <text:p>14,308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1]*([.F201]-[.E201])" office:value-type="float" office:value="10200" calcext:value-type="float">
            <text:p>1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9.5" calcext:value-type="float">
            <text:p>14,309.5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2]*([.F202]-[.E202])" office:value-type="float" office:value="10050" calcext:value-type="float">
            <text:p>10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0" calcext:value-type="float">
            <text:p>14,35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3]*([.F203]-[.E203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4]*([.F204]-[.E20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280" calcext:value-type="float">
            <text:p>14,280.0</text:p>
          </table:table-cell>
          <table:table-cell table:style-name="ce65" table:formula="of:=[.D205]*([.F205]-[.E205])" office:value-type="float" office:value="-2000" calcext:value-type="float">
            <text:p>-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01" calcext:value-type="float">
            <text:p>14,201.0</text:p>
          </table:table-cell>
          <table:table-cell table:style-name="ce65" table:formula="of:=[.D206]*([.F206]-[.E206])" office:value-type="float" office:value="2600" calcext:value-type="float">
            <text:p>2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27" calcext:value-type="float">
            <text:p>14,227.0</text:p>
          </table:table-cell>
          <table:table-cell table:style-name="ce65" table:formula="of:=[.D207]*([.F207]-[.E207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49" calcext:value-type="float">
            <text:p>14,249.0</text:p>
          </table:table-cell>
          <table:table-cell table:style-name="ce60" office:value-type="float" office:value="14255" calcext:value-type="float">
            <text:p>14,255.0</text:p>
          </table:table-cell>
          <table:table-cell table:style-name="ce65" table:formula="of:=[.D208]*([.F208]-[.E208])" office:value-type="float" office:value="600" calcext:value-type="float">
            <text:p>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5" calcext:value-type="float">
            <text:p>14,155.0</text:p>
          </table:table-cell>
          <table:table-cell table:style-name="ce65" table:formula="of:=[.D209]*([.F209]-[.E209])" office:value-type="float" office:value="500" calcext:value-type="float">
            <text:p>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3.5" calcext:value-type="float">
            <text:p>14,153.5</text:p>
          </table:table-cell>
          <table:table-cell table:style-name="ce65" table:formula="of:=[.D210]*([.F210]-[.E210])" office:value-type="float" office:value="350" calcext:value-type="float">
            <text:p>3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5" table:formula="of:=[.D211]*([.F211]-[.E211])" office:value-type="float" office:value="2500" calcext:value-type="float">
            <text:p>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5.6" calcext:value-type="float">
            <text:p>14,195.6</text:p>
          </table:table-cell>
          <table:table-cell table:style-name="ce65" table:formula="of:=[.D212]*([.F212]-[.E212])" office:value-type="float" office:value="4560.00000000004" calcext:value-type="float">
            <text:p>4,5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6" calcext:value-type="float">
            <text:p>14,196.0</text:p>
          </table:table-cell>
          <table:table-cell table:style-name="ce65" table:formula="of:=[.D213]*([.F213]-[.E213])" office:value-type="float" office:value="4600" calcext:value-type="float">
            <text:p>4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222" calcext:value-type="float">
            <text:p>14,222.0</text:p>
          </table:table-cell>
          <table:table-cell table:style-name="ce65" table:formula="of:=[.D214]*([.F214]-[.E214])" office:value-type="float" office:value="7200" calcext:value-type="float">
            <text:p>7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125" calcext:value-type="float">
            <text:p>14,125.0</text:p>
          </table:table-cell>
          <table:table-cell table:style-name="ce30" office:value-type="float" office:value="14225" calcext:value-type="float">
            <text:p>14,225.0</text:p>
          </table:table-cell>
          <table:table-cell table:style-name="ce65" table:formula="of:=[.D215]*([.F215]-[.E215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75" calcext:value-type="float">
            <text:p>14,27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6]*([.F216]-[.E216])" office:value-type="float" office:value="12500" calcext:value-type="float">
            <text:p>1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18" calcext:value-type="float">
            <text:p>14,21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7]*([.F217]-[.E217])" office:value-type="float" office:value="18200" calcext:value-type="float">
            <text:p>18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9" calcext:value-type="float">
            <text:p>14,17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8]*([.F218]-[.E218])" office:value-type="float" office:value="22100" calcext:value-type="float">
            <text:p>22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95" calcext:value-type="float">
            <text:p>14,19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9]*([.F219]-[.E219])" office:value-type="float" office:value="20500" calcext:value-type="float">
            <text:p>20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46" calcext:value-type="float">
            <text:p>14,146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20]*([.F220]-[.E220])" office:value-type="float" office:value="25400" calcext:value-type="float">
            <text:p>25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0" calcext:value-type="float">
            <text:p>14,49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1]*([.F221]-[.E221])" office:value-type="float" office:value="6000" calcext:value-type="float">
            <text:p>6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2]*([.F222]-[.E222])" office:value-type="float" office:value="11200" calcext:value-type="float">
            <text:p>1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0" calcext:value-type="float">
            <text:p>14,42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3]*([.F223]-[.E223])" office:value-type="float" office:value="13000" calcext:value-type="float">
            <text:p>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6" calcext:value-type="float">
            <text:p>14,356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4]*([.F224]-[.E224])" office:value-type="float" office:value="-6100" calcext:value-type="float">
            <text:p>-6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2" calcext:value-type="float">
            <text:p>14,412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5]*([.F225]-[.E225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3" calcext:value-type="float">
            <text:p>14,48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6]*([.F226]-[.E226])" office:value-type="float" office:value="-18800" calcext:value-type="float">
            <text:p>-18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79.5" calcext:value-type="float">
            <text:p>14,479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7]*([.F227]-[.E227])" office:value-type="float" office:value="-18450" calcext:value-type="float">
            <text:p>-18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9" calcext:value-type="float">
            <text:p>14,43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8]*([.F228]-[.E228])" office:value-type="float" office:value="-14400" calcext:value-type="float">
            <text:p>-1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9" calcext:value-type="float">
            <text:p>14,45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9]*([.F229]-[.E22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3" calcext:value-type="float">
            <text:p>14,42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0]*([.F230]-[.E230])" office:value-type="float" office:value="-12800" calcext:value-type="float">
            <text:p>-12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4" calcext:value-type="float">
            <text:p>14,414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1]*([.F231]-[.E231])" office:value-type="float" office:value="-11900" calcext:value-type="float">
            <text:p>-11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5" calcext:value-type="float">
            <text:p>14,395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2]*([.F232]-[.E232])" office:value-type="float" office:value="-10000" calcext:value-type="float">
            <text:p>-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87" calcext:value-type="float">
            <text:p>14,387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3]*([.F233]-[.E233])" office:value-type="float" office:value="-9200" calcext:value-type="float">
            <text:p>-9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68" calcext:value-type="float">
            <text:p>14,368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4]*([.F234]-[.E234])" office:value-type="float" office:value="-7300" calcext:value-type="float">
            <text:p>-7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5.5" calcext:value-type="float">
            <text:p>14,355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5]*([.F235]-[.E235])" office:value-type="float" office:value="-6050" calcext:value-type="float">
            <text:p>-6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2" calcext:value-type="float">
            <text:p>14,342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6]*([.F236]-[.E236])" office:value-type="float" office:value="-4700" calcext:value-type="float">
            <text:p>-4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0" calcext:value-type="float">
            <text:p>14,340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7]*([.F237]-[.E237])" office:value-type="float" office:value="-4500" calcext:value-type="float">
            <text:p>-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3750" calcext:value-type="float">
            <text:p>13,750.0</text:p>
          </table:table-cell>
          <table:table-cell table:style-name="ce30" office:value-type="float" office:value="13850" calcext:value-type="float">
            <text:p>13,850.0</text:p>
          </table:table-cell>
          <table:table-cell table:style-name="ce65" table:formula="of:=[.D238]*([.F238]-[.E23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38" calcext:value-type="float">
            <text:p>14,138.0</text:p>
          </table:table-cell>
          <table:table-cell table:style-name="ce65" table:formula="of:=[.D239]*([.F239]-[.E239])" office:value-type="float" office:value="-53200" calcext:value-type="float">
            <text:p>-53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68" calcext:value-type="float">
            <text:p>14,168.0</text:p>
          </table:table-cell>
          <table:table-cell table:style-name="ce65" table:formula="of:=[.D240]*([.F240]-[.E240])" office:value-type="float" office:value="-50200" calcext:value-type="float">
            <text:p>-5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92" calcext:value-type="float">
            <text:p>14,192.0</text:p>
          </table:table-cell>
          <table:table-cell table:style-name="ce65" table:formula="of:=[.D241]*([.F241]-[.E241])" office:value-type="float" office:value="-47800" calcext:value-type="float">
            <text:p>-47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77.5" calcext:value-type="float">
            <text:p>14,277.5</text:p>
          </table:table-cell>
          <table:table-cell table:style-name="ce65" table:formula="of:=[.D242]*([.F242]-[.E242])" office:value-type="float" office:value="-39250" calcext:value-type="float">
            <text:p>-39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91.5" calcext:value-type="float">
            <text:p>14,291.5</text:p>
          </table:table-cell>
          <table:table-cell table:style-name="ce65" table:formula="of:=[.D243]*([.F243]-[.E243])" office:value-type="float" office:value="-37850" calcext:value-type="float">
            <text:p>-37,8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59" calcext:value-type="float">
            <text:p>14,359.0</text:p>
          </table:table-cell>
          <table:table-cell table:style-name="ce65" table:formula="of:=[.D244]*([.F244]-[.E244])" office:value-type="float" office:value="-31100" calcext:value-type="float">
            <text:p>-3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81" calcext:value-type="float">
            <text:p>14,381.0</text:p>
          </table:table-cell>
          <table:table-cell table:style-name="ce65" table:formula="of:=[.D245]*([.F245]-[.E245])" office:value-type="float" office:value="-28900" calcext:value-type="float">
            <text:p>-2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02" calcext:value-type="float">
            <text:p>14,402.0</text:p>
          </table:table-cell>
          <table:table-cell table:style-name="ce65" table:formula="of:=[.D246]*([.F246]-[.E246])" office:value-type="float" office:value="-26800" calcext:value-type="float">
            <text:p>-26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51" calcext:value-type="float">
            <text:p>14,451.0</text:p>
          </table:table-cell>
          <table:table-cell table:style-name="ce65" table:formula="of:=[.D247]*([.F247]-[.E247])" office:value-type="float" office:value="-21900" calcext:value-type="float">
            <text:p>-21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248]*([.F248]-[.E248])" office:value-type="float" office:value="-17000" calcext:value-type="float">
            <text:p>-17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6" calcext:value-type="float">
            <text:p>14,506.0</text:p>
          </table:table-cell>
          <table:table-cell table:style-name="ce65" table:formula="of:=[.D249]*([.F249]-[.E24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50]*([.F250]-[.E250])" office:value-type="float" office:value="-12000" calcext:value-type="float">
            <text:p>-1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59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53" office:value-type="string" calcext:value-type="string">
            <text:p>買値</text:p>
          </table:table-cell>
          <table:table-cell table:style-name="ce53" office:value-type="string" calcext:value-type="string">
            <text:p>売値</text:p>
          </table:table-cell>
          <table:table-cell table:style-name="ce53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65" table:formula="of:=[.D2]*([.F2]-[.E2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3]*([.F3]-[.E3])" office:value-type="float" office:value="2400" calcext:value-type="float">
            <text:p>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4]*([.F4]-[.E4])" office:value-type="float" office:value="24300" calcext:value-type="float">
            <text:p>2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5]*([.F5]-[.E5])" office:value-type="float" office:value="31200" calcext:value-type="float">
            <text:p>3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6]*([.F6]-[.E6])" office:value-type="float" office:value="15700" calcext:value-type="float">
            <text:p>1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7]*([.F7]-[.E7])" office:value-type="float" office:value="15600" calcext:value-type="float">
            <text:p>15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65" table:formula="of:=[.D8]*([.F8]-[.E8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65" table:formula="of:=[.D9]*([.F9]-[.E9])" office:value-type="float" office:value="-15100" calcext:value-type="float">
            <text:p>-15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65" table:formula="of:=[.D10]*([.F10]-[.E10])" office:value-type="float" office:value="-7500" calcext:value-type="float">
            <text:p>-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65" table:formula="of:=[.D11]*([.F11]-[.E11])" office:value-type="float" office:value="6500" calcext:value-type="float">
            <text:p>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2]*([.F12]-[.E12])" office:value-type="float" office:value="9700" calcext:value-type="float">
            <text:p>9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3]*([.F13]-[.E13])" office:value-type="float" office:value="11500" calcext:value-type="float">
            <text:p>1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4]*([.F14]-[.E14])" office:value-type="float" office:value="1300" calcext:value-type="float">
            <text:p>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5]*([.F15]-[.E15])" office:value-type="float" office:value="5400" calcext:value-type="float">
            <text:p>5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6]*([.F16]-[.E16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7]*([.F17]-[.E17])" office:value-type="float" office:value="31100" calcext:value-type="float">
            <text:p>31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65" table:formula="of:=[.D18]*([.F18]-[.E18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19]*([.F19]-[.E19])" office:value-type="float" office:value="14500" calcext:value-type="float">
            <text:p>14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0]*([.F20]-[.E20])" office:value-type="float" office:value="18500" calcext:value-type="float">
            <text:p>18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65" table:formula="of:=[.D21]*([.F21]-[.E21])" office:value-type="float" office:value="-200" calcext:value-type="float">
            <text:p>-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2]*([.F22]-[.E22])" office:value-type="float" office:value="15300" calcext:value-type="float">
            <text:p>15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65" table:formula="of:=[.D23]*([.F23]-[.E23])" office:value-type="float" office:value="24350" calcext:value-type="float">
            <text:p>24,3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4]*([.F24]-[.E24])" office:value-type="float" office:value="20400" calcext:value-type="float">
            <text:p>20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5]*([.F25]-[.E25])" office:value-type="float" office:value="25800" calcext:value-type="float">
            <text:p>2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6]*([.F26]-[.E26])" office:value-type="float" office:value="10500" calcext:value-type="float">
            <text:p>10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7]*([.F27]-[.E27])" office:value-type="float" office:value="-4800" calcext:value-type="float">
            <text:p>-4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8]*([.F28]-[.E28])" office:value-type="float" office:value="-2500" calcext:value-type="float">
            <text:p>-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9]*([.F29]-[.E29])" office:value-type="float" office:value="2800" calcext:value-type="float">
            <text:p>2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65" table:formula="of:=[.D30]*([.F30]-[.E30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1]*([.F31]-[.E31])" office:value-type="float" office:value="-37500" calcext:value-type="float">
            <text:p>-3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2]*([.F32]-[.E32])" office:value-type="float" office:value="-36500" calcext:value-type="float">
            <text:p>-3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3]*([.F33]-[.E33])" office:value-type="float" office:value="-29650" calcext:value-type="float">
            <text:p>-29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4]*([.F34]-[.E34])" office:value-type="float" office:value="-11200" calcext:value-type="float">
            <text:p>-1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5]*([.F35]-[.E35])" office:value-type="float" office:value="-5700" calcext:value-type="float">
            <text:p>-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6]*([.F36]-[.E36])" office:value-type="float" office:value="19100" calcext:value-type="float">
            <text:p>19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7]*([.F37]-[.E37])" office:value-type="float" office:value="26300" calcext:value-type="float">
            <text:p>26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8]*([.F38]-[.E38])" office:value-type="float" office:value="34300" calcext:value-type="float">
            <text:p>3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9]*([.F39]-[.E39])" office:value-type="float" office:value="41000" calcext:value-type="float">
            <text:p>4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40]*([.F40]-[.E40])" office:value-type="float" office:value="52400" calcext:value-type="float">
            <text:p>5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65" table:formula="of:=[.D41]*([.F41]-[.E41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2]*([.F42]-[.E42])" office:value-type="float" office:value="15800" calcext:value-type="float">
            <text:p>1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3]*([.F43]-[.E43])" office:value-type="float" office:value="23650" calcext:value-type="float">
            <text:p>23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4]*([.F44]-[.E44])" office:value-type="float" office:value="7000" calcext:value-type="float">
            <text:p>7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5]*([.F45]-[.E45])" office:value-type="float" office:value="12400" calcext:value-type="float">
            <text:p>1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6]*([.F46]-[.E46])" office:value-type="float" office:value="14700" calcext:value-type="float">
            <text:p>14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7]*([.F47]-[.E47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8]*([.F48]-[.E48])" office:value-type="float" office:value="2100" calcext:value-type="float">
            <text:p>2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9]*([.F49]-[.E49])" office:value-type="float" office:value="15900" calcext:value-type="float">
            <text:p>15,9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65" table:formula="of:=[.D50]*([.F50]-[.E50])" office:value-type="float" office:value="-1000" calcext:value-type="float">
            <text:p>-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65" table:formula="of:=[.D51]*([.F51]-[.E51])" office:value-type="float" office:value="8600" calcext:value-type="float">
            <text:p>8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65" table:formula="of:=[.D52]*([.F52]-[.E52])" office:value-type="float" office:value="21200" calcext:value-type="float">
            <text:p>2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53]*([.F53]-[.E53])" office:value-type="float" office:value="2500" calcext:value-type="float">
            <text:p>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65" table:formula="of:=[.D54]*([.F54]-[.E54])" office:value-type="float" office:value="-3400" calcext:value-type="float">
            <text:p>-3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65" table:formula="of:=[.D55]*([.F55]-[.E55])" office:value-type="float" office:value="700" calcext:value-type="float">
            <text:p>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65" table:formula="of:=[.D56]*([.F56]-[.E56])" office:value-type="float" office:value="3500" calcext:value-type="float">
            <text:p>3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65" table:formula="of:=[.D57]*([.F57]-[.E57])" office:value-type="float" office:value="9500" calcext:value-type="float">
            <text:p>9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5" table:formula="of:=[.D58]*([.F58]-[.E58])" office:value-type="float" office:value="10900" calcext:value-type="float">
            <text:p>10,9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65" table:formula="of:=[.D59]*([.F59]-[.E59])" office:value-type="float" office:value="13050" calcext:value-type="float">
            <text:p>13,0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65" table:formula="of:=[.D60]*([.F60]-[.E60])" office:value-type="float" office:value="10800" calcext:value-type="float">
            <text:p>10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1]*([.F61]-[.E61])" office:value-type="float" office:value="20700" calcext:value-type="float">
            <text:p>20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2]*([.F62]-[.E62])" office:value-type="float" office:value="26000" calcext:value-type="float">
            <text:p>26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3]*([.F63]-[.E63])" office:value-type="float" office:value="17600" calcext:value-type="float">
            <text:p>17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4]*([.F64]-[.E64])" office:value-type="float" office:value="17550" calcext:value-type="float">
            <text:p>17,5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5]*([.F65]-[.E65])" office:value-type="float" office:value="11000" calcext:value-type="float">
            <text:p>1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6]*([.F66]-[.E66])" office:value-type="float" office:value="11850" calcext:value-type="float">
            <text:p>11,8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7]*([.F67]-[.E67])" office:value-type="float" office:value="12600" calcext:value-type="float">
            <text:p>12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8]*([.F68]-[.E68])" office:value-type="float" office:value="14200" calcext:value-type="float">
            <text:p>14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9]*([.F69]-[.E69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70]*([.F70]-[.E70])" office:value-type="float" office:value="23500" calcext:value-type="float">
            <text:p>23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1]*([.F71]-[.E71])" office:value-type="float" office:value="-18000" calcext:value-type="float">
            <text:p>-18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2]*([.F72]-[.E72])" office:value-type="float" office:value="-17200" calcext:value-type="float">
            <text:p>-17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3]*([.F73]-[.E73])" office:value-type="float" office:value="-10000" calcext:value-type="float">
            <text:p>-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4]*([.F74]-[.E74])" office:value-type="float" office:value="-1500" calcext:value-type="float">
            <text:p>-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5]*([.F75]-[.E75])" office:value-type="float" office:value="1200" calcext:value-type="float">
            <text:p>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6]*([.F76]-[.E76])" office:value-type="float" office:value="11800" calcext:value-type="float">
            <text:p>11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7]*([.F77]-[.E77])" office:value-type="float" office:value="13300" calcext:value-type="float">
            <text:p>13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8]*([.F78]-[.E78])" office:value-type="float" office:value="21300" calcext:value-type="float">
            <text:p>2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9]*([.F79]-[.E79])" office:value-type="float" office:value="31300" calcext:value-type="float">
            <text:p>3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65" table:formula="of:=[.D80]*([.F80]-[.E80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65" table:formula="of:=[.D81]*([.F81]-[.E81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65" table:formula="of:=[.D82]*([.F82]-[.E82])" office:value-type="float" office:value="4100" calcext:value-type="float">
            <text:p>4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65" table:formula="of:=[.D83]*([.F83]-[.E83])" office:value-type="float" office:value="3800" calcext:value-type="float">
            <text:p>3,8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57" office:value-type="float" office:value="8306" calcext:value-type="float">
            <text:p>8306</text:p>
          </table:table-cell>
          <table:table-cell table:style-name="ce55" office:value-type="string" calcext:value-type="string">
            <text:p>三菱ＵＦＪフィナンシャル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65" table:formula="of:=[.D84]*([.F84]-[.E84])" office:value-type="float" office:value="19800" calcext:value-type="float">
            <text:p>19,800</text:p>
          </table:table-cell>
          <table:table-cell table:style-name="ce57"/>
          <table:table-cell table:style-name="ce49" table:number-columns-repeated="16376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65" table:formula="of:=[.D85]*([.F85]-[.E85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65" table:formula="of:=[.D86]*([.F86]-[.E86])" office:value-type="float" office:value="16000" calcext:value-type="float">
            <text:p>16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65" table:formula="of:=[.D87]*([.F87]-[.E87])" office:value-type="float" office:value="6000" calcext:value-type="float">
            <text:p>6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88]*([.F88]-[.E88])" office:value-type="float" office:value="-40500" calcext:value-type="float">
            <text:p>-40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89]*([.F89]-[.E89])" office:value-type="float" office:value="-35000" calcext:value-type="float">
            <text:p>-3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0]*([.F90]-[.E90])" office:value-type="float" office:value="-33000" calcext:value-type="float">
            <text:p>-33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1]*([.F91]-[.E91])" office:value-type="float" office:value="-28850" calcext:value-type="float">
            <text:p>-28,8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2]*([.F92]-[.E92])" office:value-type="float" office:value="-33200" calcext:value-type="float">
            <text:p>-33,2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3]*([.F93]-[.E93])" office:value-type="float" office:value="-29900" calcext:value-type="float">
            <text:p>-29,9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4]*([.F94]-[.E94])" office:value-type="float" office:value="-28750" calcext:value-type="float">
            <text:p>-28,7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5]*([.F95]-[.E95])" office:value-type="float" office:value="-24600" calcext:value-type="float">
            <text:p>-24,6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6]*([.F96]-[.E96])" office:value-type="float" office:value="-21900" calcext:value-type="float">
            <text:p>-21,9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7]*([.F97]-[.E97])" office:value-type="float" office:value="-18500" calcext:value-type="float">
            <text:p>-18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65" table:formula="of:=[.D98]*([.F98]-[.E98])" office:value-type="float" office:value="-3100" calcext:value-type="float">
            <text:p>-3,100</text:p>
          </table:table-cell>
          <table:table-cell table:style-name="ce49" table:number-columns-repeated="16377"/>
        </table:table-row>
        <table:table-row table:style-name="ro1">
          <table:table-cell table:style-name="ce48" office:value-type="date" office:date-value="2024-02-13" calcext:value-type="date">
            <text:p>2024/02/13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3" calcext:value-type="date">
            <text:p>2024/02/13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3" calcext:value-type="date">
            <text:p>2024/02/13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3" calcext:value-type="date">
            <text:p>2024/02/13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3" calcext:value-type="date">
            <text:p>2024/02/13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3" calcext:value-type="date">
            <text:p>2024/02/13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4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00/00/00</text:date>, <text:time style:data-style-name="N2" text:time-value="08:32:50.86006256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13T15:03:33.509327770</dc:date>
    <meta:editing-duration>P19DT13H21M30S</meta:editing-duration>
    <meta:editing-cycles>1869</meta:editing-cycles>
    <meta:document-statistic meta:table-count="2" meta:cell-count="2590" meta:object-count="0"/>
  </office:meta>
</office:document-meta>
</file>